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gger</text:p>
      <text:p text:style-name="Standard"/>
      <text:p text:style-name="Standard">Semblable à une procédure stocquée.</text:p>
      <text:p text:style-name="Standard"/>
      <text:p text:style-name="Standard">Problème ?</text:p>
      <text:p text:style-name="Standard">Nous voulons qu'un soignant ne soigne pas plus de trois espèces. Comment faire ?</text:p>
      <text:p text:style-name="Standard"/>
      <text:p text:style-name="Standard">Solution la plus réaliste : un trigger, les autres solution sont trop lourdes pour le client.</text:p>
      <text:p text:style-name="Standard"/>
      <text:p text:style-name="Standard"/>
      <text:p text:style-name="Standard">Le SGBD garde en mémoire la dernière action réalisé sur la BDD dans deux tables (inserted et deleted) : il est donc possible de revenir en arrière (Rollback dans les triggers)</text:p>
      <text:p text:style-name="Standard"/>
      <text:p text:style-name="Standard"/>
      <text:p text:style-name="Standard"/>
      <text:p text:style-name="Standard"/>
      <text:p text:style-name="Standard">Les triggers sont des programmes de contrôle d'intégrité attaché à une table.</text:p>
      <text:p text:style-name="Standard"/>
      <text:p text:style-name="Standard">Ils ne peuvent pas être exécutés par une intervention de l'utilisateur.</text:p>
      <text:p text:style-name="Standard">Ils sont exécuté automatiquement par le SGBD lors d'une opération sur une ta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1:00:58.23</meta:creation-date>
    <meta:document-statistic meta:table-count="0" meta:image-count="0" meta:object-count="0" meta:page-count="1" meta:paragraph-count="9" meta:word-count="105" meta:character-count="628"/>
    <dc:date>2014-01-07T12:00:38.64</dc:date>
    <meta:editing-duration>PT29M10S</meta:editing-duration>
    <meta:editing-cycles>1</meta:editing-cycles>
    <meta:generator>OpenOffice/4.0.0$Win32 OpenOffice.org_project/400m3$Build-9702</meta:generator>
  </office:meta>
</office:document-meta>
</file>